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7C8ADBF3E7EBDD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113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227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7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d9b1c" officeooo:paragraph-rsid="001d9b1c" fo:background-color="transparent"/>
    </style:style>
    <style:style style:name="P10" style:family="paragraph" style:parent-style-name="Table_20_Contents">
      <style:text-properties officeooo:rsid="001a5680" officeooo:paragraph-rsid="00273a9f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2" style:family="paragraph" style:parent-style-name="Table_20_Contents">
      <style:paragraph-properties fo:text-align="start" style:justify-single-word="false"/>
      <style:text-properties officeooo:paragraph-rsid="002a7e0f"/>
    </style:style>
    <style:style style:name="P13" style:family="paragraph" style:parent-style-name="Table_20_Contents">
      <style:text-properties officeooo:paragraph-rsid="001a5680"/>
    </style:style>
    <style:style style:name="P14" style:family="paragraph" style:parent-style-name="Table_20_Contents">
      <style:text-properties officeooo:rsid="0041ddd4" officeooo:paragraph-rsid="0041ddd4"/>
    </style:style>
    <style:style style:name="P15" style:family="paragraph" style:parent-style-name="Table_20_Contents">
      <style:text-properties officeooo:paragraph-rsid="0028bc5a"/>
    </style:style>
    <style:style style:name="P16" style:family="paragraph" style:parent-style-name="Table_20_Contents">
      <style:text-properties officeooo:rsid="002f7fc8" officeooo:paragraph-rsid="002f7fc8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officeooo:rsid="0019a834" officeooo:paragraph-rsid="001d9b1c" fo:background-color="transparent"/>
    </style:style>
    <style:style style:name="P1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45d3d" fo:background-color="transparent"/>
    </style:style>
    <style:style style:name="P19" style:family="paragraph" style:parent-style-name="Table_20_Contents" style:list-style-name="L1">
      <style:text-properties officeooo:rsid="002f7fc8" officeooo:paragraph-rsid="0030d28b"/>
    </style:style>
    <style:style style:name="P20" style:family="paragraph" style:parent-style-name="Table_20_Contents" style:list-style-name="L1">
      <style:text-properties officeooo:rsid="002f7fc8" officeooo:paragraph-rsid="0032b361"/>
    </style:style>
    <style:style style:name="P21" style:family="paragraph" style:parent-style-name="Table_20_Contents" style:list-style-name="L2">
      <style:text-properties officeooo:rsid="002f7fc8" officeooo:paragraph-rsid="003316ee"/>
    </style:style>
    <style:style style:name="P22" style:family="paragraph" style:parent-style-name="Table_20_Contents">
      <style:text-properties officeooo:paragraph-rsid="00305556"/>
    </style:style>
    <style:style style:name="P23" style:family="paragraph" style:parent-style-name="Table_20_Contents" style:list-style-name="L4">
      <style:text-properties officeooo:paragraph-rsid="002b4830" fo:background-color="transparent"/>
    </style:style>
    <style:style style:name="P24" style:family="paragraph" style:parent-style-name="Table_20_Contents" style:list-style-name="L4">
      <style:text-properties fo:font-variant="normal" fo:text-transform="none" fo:color="#000000" style:font-name="arial" fo:font-size="9.75pt" fo:letter-spacing="normal" fo:font-style="normal" fo:font-weight="normal" officeooo:paragraph-rsid="002b4830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316e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1a5680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16ee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a5680"/>
    </style:style>
    <style:style style:name="T11" style:family="text">
      <style:text-properties officeooo:rsid="001d9b1c"/>
    </style:style>
    <style:style style:name="T12" style:family="text">
      <style:text-properties officeooo:rsid="002aeff2"/>
    </style:style>
    <style:style style:name="T13" style:family="text">
      <style:text-properties officeooo:rsid="0026e5cd"/>
    </style:style>
    <style:style style:name="T14" style:family="text">
      <style:text-properties officeooo:rsid="003b2b9b"/>
    </style:style>
    <style:style style:name="T15" style:family="text">
      <style:text-properties officeooo:rsid="002d3ed5"/>
    </style:style>
    <style:style style:name="T16" style:family="text">
      <style:text-properties officeooo:rsid="002f7fc8"/>
    </style:style>
    <style:style style:name="T17" style:family="text">
      <style:text-properties officeooo:rsid="00305556"/>
    </style:style>
    <style:style style:name="T18" style:family="text">
      <style:text-properties officeooo:rsid="0030d28b"/>
    </style:style>
    <style:style style:name="T19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0" style:family="text">
      <style:text-properties officeooo:rsid="003316ee"/>
    </style:style>
    <style:style style:name="T21" style:family="text">
      <style:text-properties officeooo:rsid="00360ce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3">Zadavatel</text:span><text:span text:style-name="T7">:</text:span></text:p>
          </table:table-cell>
          <table:table-cell table:style-name="Tabulka1.A1" office:value-type="string">
            <text:p text:style-name="P12"><text:span text:style-name="T3">Česká pirátská strana, </text:span>organizační složka: <text:span text:style-name="T21">Mediální odbor</text:span></text:p>
            <text:p text:style-name="P11">z<text:span text:style-name="T10">a</text:span>st<text:span text:style-name="T10">o</text:span>up<text:span text:style-name="T10">ena</text:span>: <text:span text:style-name="T12">Bc. Jana Rohová, jana.rohova@pirati.cz, vedoucí PO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Dodavatel</text:span><text:span text:style-name="T7">:</text:span></text:p>
          </table:table-cell>
          <table:table-cell table:style-name="Tabulka1.A1" office:value-type="string">
            <text:p text:style-name="P22"><text:span text:style-name="T10">Jméno</text:span>: <text:span text:style-name="T4">Šárka Václavíková</text:span>, <text:s/>IČO. <text:span text:style-name="T19">01621866</text:span></text:p>
            <text:p text:style-name="P15"><text:s text:c="3"/><text:span text:style-name="T14">sídlo: Široká Ni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Zadan</text:span><text:span text:style-name="T6">é</text:span><text:span text:style-name="T5"> úkol</text:span><text:span text:style-name="T6">y</text:span><text:span text:style-name="T9">:</text:span></text:p>
          </table:table-cell>
          <table:table-cell table:style-name="Tabulka1.A1" office:value-type="string">
            <text:p text:style-name="P16">Celostátní volební koordinátor/ka kampaně ke komunálním volbám 2018</text:p>
            <text:list xml:id="list143490124781792331" text:style-name="L2">
              <text:list-item>
                <text:p text:style-name="P21">Koordinace, produkce a logistika vydání Pirátských listů (celostátní vydání + podpora regionů při realizaci oblastních mutací)</text:p>
              </text:list-item>
              <text:list-item>
                <text:p text:style-name="P21">Koordinace, produkce a logistika propagačních předmětů</text:p>
              </text:list-item>
              <text:list-item>
                <text:p text:style-name="P21">Kontrola a pravidelný reporting potřeb regionů a vývoje jednotlivých kampaní</text:p>
              </text:list-item>
              <text:list-item>
                <text:p text:style-name="P21">Řízení celostátní linky komunikační kampaně</text:p>
              </text:list-item>
              <text:list-item>
                <text:p text:style-name="P21">Příprava a koordinace pracovních workshopů v regionech</text:p>
              </text:list-item>
              <text:list-item>
                <text:p text:style-name="P21">Odpovědnost za sdílení know-how mezi jednotlivými kandidátkami</text:p>
              </text:list-item>
              <text:list-item>
                <text:p text:style-name="P21">Administrativa spojená s činností Volebního výboru</text:p>
              </text:list-item>
              <text:list-item>
                <text:p text:style-name="P21">Závěrečná zpráva a vyúčtování</text:p>
              </text:list-item>
            </text:list>
            <text:p text:style-name="P13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7">Časová náročnost<text:span text:style-name="T7">:</text:span></text:p>
          </table:table-cell>
          <table:table-cell table:style-name="Tabulka1.A1" office:value-type="string">
            <text:p text:style-name="Table_20_Contents">Odhad: <text:span text:style-name="T18">50</text:span>h <text:span text:style-name="T15">měsíčně 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Smluvní typ</text:span>:</text:p>
          </table:table-cell>
          <table:table-cell table:style-name="Tabulka1.A1" office:value-type="string">
            <text:p text:style-name="P14">Příkazní smlouva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Místo plnění</text:span>:</text:p>
          </table:table-cell>
          <table:table-cell table:style-name="Tabulka1.A1" office:value-type="string">
            <text:p text:style-name="P9">Česká republika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Odměna</text:span>:</text:p>
          </table:table-cell>
          <table:table-cell table:style-name="Tabulka1.A1" office:value-type="string">
            <text:list xml:id="list733638632722135614" text:style-name="L4">
              <text:list-item>
                <text:p text:style-name="P23">paušální odměna <text:span text:style-name="T20">27.000,-</text:span>Kč měsíčně </text:p>
              </text:list-item>
              <text:list-item>
                <text:p text:style-name="P23">úkolová odměna: až <text:span text:style-name="T20">5.</text:span>000,-Kč měsíčně</text:p>
              </text:list-item>
              <text:list-item>
                <text:p text:style-name="P24">bonus při dobrých výsledcích kampaně až 60.<text:span text:style-name="T20">000,-Kč</text:span></text:p>
              </text:list-item>
            </text:list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Termín provedení</text:span>:</text:p>
          </table:table-cell>
          <table:table-cell table:style-name="Tabulka1.A1" office:value-type="string">
            <text:p text:style-name="P10"><text:s/><text:span text:style-name="T13">Od 01-06-2018 do 31-10-2018</text:span></text:p>
          </table:table-cell>
        </table:table-row>
      </table:table>
      <text:p text:style-name="P6"><text:span text:style-name="T9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9">https://www.pirati.cz/rules/ppu</text:span></text:span></text:a><text:span text:style-name="T9">&gt;, s nimiž se smluvní strany seznámily a zavazují se je dodržovat. Na důkaz seznámení se s podmínkami a uzavření smlouvy připojují smluvní strany své podpisy:</text:span></text:p>
      <text:p text:style-name="P5">V <text:span text:style-name="T11">Praze</text:span> dne <text:s/><text:span text:style-name="T13">01-06-2018</text:span></text:p>
      <text:p text:style-name="P4">Za zadavatele: <text:tab/><text:tab/><text:tab/>Za dodavatele: </text:p>
      <text:p text:style-name="P18"><text:span text:style-name="T20">Jana Rohová <text:tab/><text:tab/></text:span><text:tab/><text:span text:style-name="T7"> </text:span><text:span text:style-name="T8">Šárka Václavíková</text:span></text:p>
      <text:p text:style-name="P4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80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7C8ADBF3E7EBDDF.png" xlink:type="simple" xlink:show="embed" xlink:actuate="onLoad"/></draw:frame></text:p>
      </style:head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23T15:50:13.565863003</dc:date>
    <meta:editing-cycles>119</meta:editing-cycles>
    <meta:editing-duration>P24DT15H54M57S</meta:editing-duration>
    <meta:generator>LibreOffice/5.1.6.2$Linux_X86_64 LibreOffice_project/10m0$Build-2</meta:generator>
    <meta:print-date>2018-05-23T15:47:03.586300340</meta:print-date>
    <dc:creator>Vladislav Tobias Esner</dc:creator>
    <meta:printed-by>Vladislav Tobias Esner</meta:printed-by>
    <meta:document-statistic meta:table-count="1" meta:image-count="1" meta:object-count="0" meta:page-count="1" meta:paragraph-count="38" meta:word-count="232" meta:character-count="1728" meta:non-whitespace-character-count="1525"/>
    <meta:user-defined meta:name="Informace 1"/>
    <meta:user-defined meta:name="Informace 2"/>
    <meta:user-defined meta:name="Informace 3"/>
    <meta:user-defined meta:name="Informace 4"/>
  </office:meta>
</office:document-meta>
</file>